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d79ab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d79ab" style:font-size-asian="14pt" style:font-size-complex="14pt"/>
    </style:style>
    <style:style style:name="P4" style:family="paragraph" style:parent-style-name="Standard">
      <style:text-properties fo:font-size="14pt" officeooo:paragraph-rsid="000f133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f133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0d79ab" style:font-size-asian="10pt" style:font-size-complex="10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 style:master-page-name="Standard">
      <style:paragraph-properties style:page-number="auto"/>
      <style:text-properties fo:font-size="16pt" officeooo:paragraph-rsid="000d79ab" style:font-size-asian="16pt" style:font-size-complex="16pt"/>
    </style:style>
    <style:style style:name="P12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d79ab"/>
    </style:style>
    <style:style style:name="T7" style:family="text">
      <style:text-properties officeooo:rsid="0032c91e"/>
    </style:style>
    <style:style style:name="T8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ΑΙΤΗΣΗ</text:p>
      <text:p text:style-name="P3">Αναπληρωτές/τριες</text:p>
      <text:p text:style-name="P2"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6"><text:span text:style-name="T1">ΘΕΜΑ</text:span>: <text:span text:style-name="T5">Χορήγηση άδειας γονικής σε</text:span></text:p>
      <text:p text:style-name="P7">Αναπληρωτές/τριες</text:p>
      <text:p text:style-name="P2"/>
      <text:p text:style-name="P2"/>
      <text:p text:style-name="P2">1. Χορηγηθείσα γονική άδεια τρέχοντος ημερολογιακού έτους:</text:p>
      <text:p text:style-name="P2">…………………………………………………………………ημέρ……..</text:p>
      <text:p text:style-name="P2"/>
      <text:p text:style-name="P2"/>
      <text:p text:style-name="P2"/>
      <text:p text:style-name="P2"/>
      <text:p text:style-name="P2"/>
      <text:p text:style-name="P4">Ημερομηνία: ……………………………..</text:p>
      <text:p text:style-name="P4"/>
      <text:p text:style-name="P5">[APPLICANT]</text:p>
      <text:p text:style-name="P2"/>
      <text:p text:style-name="P10">ΠΡΟΣ</text:p>
      <text:p text:style-name="P2"/>
      <text:p text:style-name="P2"/>
      <text:p text:style-name="P2">Τ<text:span text:style-name="T6">ον </text:span>κ. Δ/ντή του <text:span text:style-name="T6">1ου ΕΠΑΛ Μοιρών.</text:span></text:p>
      <text:p text:style-name="P2"/>
      <text:p text:style-name="P3">Παρακαλώ να μου χορηγήσετε <text:s/>άδεια γονικής <text:s/>βάσει τις διατάξεις του Ν.1483/84 άρθρα 1-9 και το άρθρο 6 Π.Δ.193/88, <text:span text:style-name="T7">για </text:span><text:span text:style-name="T2">[DURATION]</text:span> <text:s/>από <text:span text:style-name="T3">[START_DATE]</text:span> μέχρι <text:span text:style-name="T4">[END_DATE]</text:span> διότι 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3">1) Υπεύθυνη δήλωση που να δηλώνεται ότι:</text:p>
      <text:p text:style-name="P3"><text:line-break/><text:span text:style-name="T8">α) 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9"/>
      <text:p text:style-name="P8">β) για ποιο τέκνο γίνεται χρήση της γονικής άδειας και σε ποιο σχολείο φοιτά.</text:p>
      <text:p text:style-name="P8"/>
      <text:p text:style-name="P8">γ)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p>
      <text:p text:style-name="P2"/>
      <text:p text:style-name="P2">2) Βεβαίωση από το σχολείο φοίτησης του τέκνου μου (ηλικίας μέχρι 16 ετών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d79ab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31T08:04:34.109289619</dc:date>
    <meta:print-date>2016-10-20T09:26:00</meta:print-date>
    <meta:editing-cycles>6</meta:editing-cycles>
    <meta:editing-duration>PT7M40S</meta:editing-duration>
    <meta:generator>LibreOffice/5.3.6.1$Linux_X86_64 LibreOffice_project/30m0$Build-1</meta:generator>
    <meta:document-statistic meta:table-count="0" meta:image-count="0" meta:object-count="0" meta:page-count="1" meta:paragraph-count="28" meta:word-count="179" meta:character-count="1368" meta:non-whitespace-character-count="1209"/>
  </office:meta>
</office:document-meta>
</file>